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76d" officeooo:paragraph-rsid="0008576d"/>
    </style:style>
    <style:style style:name="P2" style:family="paragraph" style:parent-style-name="Standard">
      <style:text-properties officeooo:rsid="0008576d" officeooo:paragraph-rsid="0012946f"/>
    </style:style>
    <style:style style:name="P3" style:family="paragraph" style:parent-style-name="Standard">
      <style:text-properties officeooo:rsid="0008576d" officeooo:paragraph-rsid="0020ee18"/>
    </style:style>
    <style:style style:name="P4" style:family="paragraph" style:parent-style-name="Standard">
      <style:text-properties officeooo:paragraph-rsid="0008576d"/>
    </style:style>
    <style:style style:name="P5" style:family="paragraph" style:parent-style-name="Standard">
      <style:text-properties officeooo:rsid="000cafe3" officeooo:paragraph-rsid="0008576d"/>
    </style:style>
    <style:style style:name="P6" style:family="paragraph" style:parent-style-name="Standard">
      <style:text-properties officeooo:rsid="000cafe3" officeooo:paragraph-rsid="000cafe3"/>
    </style:style>
    <style:style style:name="P7" style:family="paragraph" style:parent-style-name="Standard">
      <style:text-properties officeooo:rsid="000cafe3" officeooo:paragraph-rsid="001a2bd5"/>
    </style:style>
    <style:style style:name="P8" style:family="paragraph" style:parent-style-name="Standard">
      <style:text-properties officeooo:rsid="000cafe3" officeooo:paragraph-rsid="0020ee18"/>
    </style:style>
    <style:style style:name="P9" style:family="paragraph" style:parent-style-name="Standard">
      <style:text-properties officeooo:paragraph-rsid="000cafe3"/>
    </style:style>
    <style:style style:name="P10" style:family="paragraph" style:parent-style-name="Standard">
      <style:text-properties officeooo:rsid="0010b80f" officeooo:paragraph-rsid="0010b80f"/>
    </style:style>
    <style:style style:name="P11" style:family="paragraph" style:parent-style-name="Standard">
      <style:text-properties officeooo:rsid="0010b80f" officeooo:paragraph-rsid="0020ee18"/>
    </style:style>
    <style:style style:name="P12" style:family="paragraph" style:parent-style-name="Standard">
      <style:text-properties officeooo:rsid="0013a816" officeooo:paragraph-rsid="0013a816"/>
    </style:style>
    <style:style style:name="P13" style:family="paragraph" style:parent-style-name="Standard">
      <style:text-properties officeooo:rsid="0013a816" officeooo:paragraph-rsid="0020ee18"/>
    </style:style>
    <style:style style:name="P14" style:family="paragraph" style:parent-style-name="Standard">
      <style:text-properties officeooo:rsid="00157c61" officeooo:paragraph-rsid="00157c61"/>
    </style:style>
    <style:style style:name="P15" style:family="paragraph" style:parent-style-name="Standard">
      <style:text-properties officeooo:rsid="00157c61" officeooo:paragraph-rsid="0020ee18"/>
    </style:style>
    <style:style style:name="P16" style:family="paragraph" style:parent-style-name="Standard">
      <style:text-properties officeooo:rsid="00163ff6" officeooo:paragraph-rsid="00163ff6"/>
    </style:style>
    <style:style style:name="P17" style:family="paragraph" style:parent-style-name="Standard">
      <style:text-properties officeooo:rsid="00163ff6" officeooo:paragraph-rsid="0020ee18"/>
    </style:style>
    <style:style style:name="P18" style:family="paragraph" style:parent-style-name="Standard">
      <style:text-properties officeooo:rsid="0018305a" officeooo:paragraph-rsid="0018305a"/>
    </style:style>
    <style:style style:name="P19" style:family="paragraph" style:parent-style-name="Standard">
      <style:text-properties officeooo:rsid="0018305a" officeooo:paragraph-rsid="0020ee18"/>
    </style:style>
    <style:style style:name="P20" style:family="paragraph" style:parent-style-name="Standard">
      <style:text-properties officeooo:rsid="001a2bd5" officeooo:paragraph-rsid="001a2bd5"/>
    </style:style>
    <style:style style:name="P21" style:family="paragraph" style:parent-style-name="Standard">
      <style:text-properties officeooo:rsid="001a2bd5" officeooo:paragraph-rsid="0020ee18"/>
    </style:style>
    <style:style style:name="P22" style:family="paragraph" style:parent-style-name="Standard">
      <style:text-properties officeooo:rsid="001ab9e1" officeooo:paragraph-rsid="001ab9e1"/>
    </style:style>
    <style:style style:name="P23" style:family="paragraph" style:parent-style-name="Standard">
      <style:text-properties officeooo:rsid="001ab9e1" officeooo:paragraph-rsid="0020ee18"/>
    </style:style>
    <style:style style:name="P24" style:family="paragraph" style:parent-style-name="Standard">
      <style:text-properties officeooo:paragraph-rsid="0020ee18"/>
    </style:style>
    <style:style style:name="P25" style:family="paragraph" style:parent-style-name="Standard">
      <style:paragraph-properties fo:break-before="page"/>
      <style:text-properties officeooo:paragraph-rsid="0020ee18"/>
    </style:style>
    <style:style style:name="T1" style:family="text">
      <style:text-properties officeooo:rsid="0008576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b80f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13a816"/>
    </style:style>
    <style:style style:name="T6" style:family="text">
      <style:text-properties style:text-underline-style="solid" style:text-underline-width="auto" style:text-underline-color="font-color" officeooo:rsid="00163ff6"/>
    </style:style>
    <style:style style:name="T7" style:family="text">
      <style:text-properties style:text-underline-style="solid" style:text-underline-width="auto" style:text-underline-color="font-color" officeooo:rsid="0008576d"/>
    </style:style>
    <style:style style:name="T8" style:family="text">
      <style:text-properties officeooo:rsid="000cafe3"/>
    </style:style>
    <style:style style:name="T9" style:family="text">
      <style:text-properties officeooo:rsid="000efe12"/>
    </style:style>
    <style:style style:name="T10" style:family="text">
      <style:text-properties officeooo:rsid="0010b80f"/>
    </style:style>
    <style:style style:name="T11" style:family="text">
      <style:text-properties officeooo:rsid="000a933c" fo:background-color="#ffff00" loext:char-shading-value="0"/>
    </style:style>
    <style:style style:name="T12" style:family="text">
      <style:text-properties officeooo:rsid="0013a816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0b80f"/>
    </style:style>
    <style:style style:name="T15" style:family="text">
      <style:text-properties style:text-underline-style="none" officeooo:rsid="0010226e"/>
    </style:style>
    <style:style style:name="T16" style:family="text">
      <style:text-properties officeooo:rsid="00180dfb"/>
    </style:style>
    <style:style style:name="T17" style:family="text">
      <style:text-properties officeooo:rsid="0019f62a"/>
    </style:style>
    <style:style style:name="T18" style:family="text">
      <style:text-properties officeooo:rsid="001a2bd5"/>
    </style:style>
    <style:style style:name="T19" style:family="text">
      <style:text-properties fo:font-size="9pt" officeooo:rsid="000a933c" fo:background-color="#ffff00" loext:char-shading-value="0" style:font-size-asian="9pt" style:font-size-complex="9pt"/>
    </style:style>
    <style:style style:name="T20" style:family="text">
      <style:text-properties fo:font-size="8pt" fo:background-color="#ffff00" loext:char-shading-value="0" style:font-size-asian="8pt" style:font-size-complex="8pt"/>
    </style:style>
    <style:style style:name="T21" style:family="text">
      <style:text-properties fo:font-size="8pt" officeooo:rsid="001e7cb2" fo:background-color="#ffff00" loext:char-shading-value="0" style:font-size-asian="8pt" style:font-size-complex="8pt"/>
    </style:style>
    <style:style style:name="T22" style:family="text">
      <style:text-properties fo:font-size="8pt" officeooo:rsid="000a933c" fo:background-color="#ffff00" loext:char-shading-value="0" style:font-size-asian="8pt" style:font-size-complex="8pt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6pt" officeooo:rsid="000a933c" fo:background-color="#ffff00" loext:char-shading-value="0" style:font-size-asian="6pt" style:font-size-complex="6pt"/>
    </style:style>
    <style:style style:name="T25" style:family="text">
      <style:text-properties fo:font-size="6pt" fo:background-color="#ffff00" loext:char-shading-value="0" style:font-size-asian="6pt" style:font-size-complex="6pt"/>
    </style:style>
    <style:style style:name="T26" style:family="text">
      <style:text-properties fo:font-size="6pt" officeooo:rsid="001e7cb2" fo:background-color="#ffff00" loext:char-shading-value="0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olitico(</text:span><text:span text:style-name="T7">id</text:span><text:span text:style-name="T1">,nombre,apellido,f-nacimiento)</text:span></text:p>
      <text:p text:style-name="P1"/>
      <text:p text:style-name="P2">Partido(<text:span text:style-name="T4">id</text:span>,nombre,<text:span text:style-name="T10">A-fundacion</text:span>) <text:s text:c="3"/><text:span text:style-name="T24">{año A-fundacion es un atributo opcional}</text:span></text:p>
      <text:p text:style-name="P5"/>
      <text:p text:style-name="P6">Pertenece(<text:span text:style-name="T2">Politico,Partido</text:span><text:span text:style-name="T13">,</text:span><text:span text:style-name="T14">N-</text:span><text:span text:style-name="T15">afiliado,</text:span><text:span text:style-name="T14">F-</text:span><text:span text:style-name="T3">i</text:span>nicio,f-fin)</text:p>
      <text:p text:style-name="P9"><text:span text:style-name="T8">Politico FK→Politico</text:span></text:p>
      <text:p text:style-name="P6">Partido <text:s/>FK→<text:span text:style-name="T9">P</text:span>artido</text:p>
      <text:p text:style-name="P6"/>
      <text:p text:style-name="P10">Elecciones(<text:span text:style-name="T5">id</text:span><text:span text:style-name="T12">,</text:span>Fecha<text:span text:style-name="T12">)</text:span> <text:s text:c="7"/><text:span text:style-name="T24">{N-votos es un atributo calculado se ignora}</text:span><text:span text:style-name="T23"> </text:span></text:p>
      <text:p text:style-name="P10"/>
      <text:p text:style-name="P12">Participa-e(<text:span text:style-name="T2">Elecciones,Partido</text:span>,votos)</text:p>
      <text:p text:style-name="P14">Elecciones FK<text:span text:style-name="T8">→</text:span>Elecciones</text:p>
      <text:p text:style-name="P14">Partidos <text:s text:c="4"/>FK<text:span text:style-name="T8">→</text:span>partidos</text:p>
      <text:p text:style-name="P14"/>
      <text:p text:style-name="P14">Gobierno<text:span text:style-name="T2">(id</text:span>,N-legislatura,fecha)</text:p>
      <text:p text:style-name="P14"/>
      <text:p text:style-name="P14">Nacional(<text:span text:style-name="T6">id</text:span>,Gobierno)</text:p>
      <text:p text:style-name="P16">Gobierno FK <text:span text:style-name="T16">NN→</text:span>Gobierno</text:p>
      <text:p text:style-name="P16"/>
      <text:p text:style-name="P16">Autónomo(<text:span text:style-name="T2">id</text:span>,Gobierno,comunidad)</text:p>
      <text:p text:style-name="P16">Gobierno FK <text:span text:style-name="T16">NN→</text:span>Gobierno</text:p>
      <text:p text:style-name="P16"/>
      <text:p text:style-name="P18">Ley(<text:span text:style-name="T2">codigo</text:span>,F-aprovacion,refer<text:span text:style-name="T17">e</text:span>ncia)</text:p>
      <text:p text:style-name="P18"/>
      <text:p text:style-name="P18">Aprueba(<text:span text:style-name="T18">L</text:span><text:span text:style-name="T2">ey</text:span>,nacional)</text:p>
      <text:p text:style-name="P20">Ley FK<text:span text:style-name="T16">→</text:span>Ley</text:p>
      <text:p text:style-name="P20">nacional FK NN<text:span text:style-name="T16">→</text:span>Nacional</text:p>
      <text:p text:style-name="P20"/>
      <text:p text:style-name="P20">Participa-g(<text:span text:style-name="T2">politico,gobierno,cargo</text:span>) <text:s text:c="2"/><text:span text:style-name="T24">{</text:span><text:span text:style-name="T25">quizás un </text:span><text:span text:style-name="T26">político</text:span><text:span text:style-name="T25"> tenga dos ca</text:span><text:span text:style-name="T26">r</text:span><text:span text:style-name="T25">gos entonce incluyo cargo </text:span><text:span text:style-name="T26">en la clave</text:span><text:span text:style-name="T24">}</text:span></text:p>
      <text:p text:style-name="P20">politico FK<text:span text:style-name="T16">→</text:span>Politico</text:p>
      <text:p text:style-name="P20">gobiernoFK<text:span text:style-name="T16">→</text:span>Gobierno</text:p>
      <text:p text:style-name="P20"/>
      <text:p text:style-name="P22">Legitima(<text:span text:style-name="T2">Eleciones</text:span>,Gobierno)</text:p>
      <text:p text:style-name="P22">Elecciones FK<text:span text:style-name="T16">→</text:span>Elecciones</text:p>
      <text:p text:style-name="P22">Gobierno NN UK FK<text:span text:style-name="T16">→</text:span>Gobierno</text:p>
      <text:p text:style-name="P7"/>
      <text:p text:style-name="P25"><text:span text:style-name="T1">Politico(</text:span><text:span text:style-name="T7">id</text:span><text:span text:style-name="T1">,nombre,apellido,f-nacimiento)</text:span></text:p>
      <text:p text:style-name="P3"/>
      <text:p text:style-name="P3"/>
      <text:p text:style-name="P3">Partido(<text:span text:style-name="T4">id</text:span>,nombre,<text:span text:style-name="T10">A-fundacion</text:span>) <text:s text:c="24"/></text:p>
      <text:p text:style-name="P3"/>
      <text:p text:style-name="P3"/>
      <text:p text:style-name="P8">Pertenece(<text:span text:style-name="T2">Politico,Partido</text:span><text:span text:style-name="T13">,</text:span><text:span text:style-name="T14">N-</text:span><text:span text:style-name="T15">afiliado,</text:span><text:span text:style-name="T14">F-</text:span><text:span text:style-name="T3">i</text:span>nicio,f-fin)</text:p>
      <text:p text:style-name="P8"/>
      <text:p text:style-name="P8"/>
      <text:p text:style-name="P11">Elecciones(<text:span text:style-name="T5">id</text:span><text:span text:style-name="T12">,</text:span>Fecha<text:span text:style-name="T12">)</text:span> <text:s text:c="45"/></text:p>
      <text:p text:style-name="P11"/>
      <text:p text:style-name="P11"/>
      <text:p text:style-name="P13">Participa-e(<text:span text:style-name="T2">Elecciones,Partido</text:span>,votos)</text:p>
      <text:p text:style-name="P15"/>
      <text:p text:style-name="P15"/>
      <text:p text:style-name="P15">Gobierno<text:span text:style-name="T2">(id</text:span>,N-legislatura,fecha)</text:p>
      <text:p text:style-name="P15"/>
      <text:p text:style-name="P15"/>
      <text:p text:style-name="P15">Nacional(<text:span text:style-name="T6">id</text:span>,Gobierno)</text:p>
      <text:p text:style-name="P17"/>
      <text:p text:style-name="P17"/>
      <text:p text:style-name="P17">Autónomo(<text:span text:style-name="T2">id</text:span>,Gobierno,comunidad)</text:p>
      <text:p text:style-name="P17"/>
      <text:p text:style-name="P17"/>
      <text:p text:style-name="P19">Ley(<text:span text:style-name="T2">codigo</text:span>,F-aprovacion,refer<text:span text:style-name="T17">e</text:span>ncia)</text:p>
      <text:p text:style-name="P19"/>
      <text:p text:style-name="P19"/>
      <text:p text:style-name="P19">Aprueba(<text:span text:style-name="T18">L</text:span><text:span text:style-name="T2">ey</text:span>,nacional)</text:p>
      <text:p text:style-name="P21"/>
      <text:p text:style-name="P21"/>
      <text:p text:style-name="P21">Participa-g(<text:span text:style-name="T2">politico,gobierno,cargo</text:span>) <text:s text:c="25"/></text:p>
      <text:p text:style-name="P21"/>
      <text:p text:style-name="P21"/>
      <text:p text:style-name="P23">Legitima(<text:span text:style-name="T2">Eleciones</text:span>,Gobiern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2:41:52.356000000</meta:creation-date>
    <dc:date>2020-11-23T21:19:00.252000000</dc:date>
    <meta:editing-duration>PT1H45M48S</meta:editing-duration>
    <meta:editing-cycles>15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36" meta:word-count="77" meta:character-count="1294" meta:non-whitespace-character-count="1138"/>
  </office:meta>
</office:document-meta>
</file>